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1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0787in" svg:height="0.1866in" svg:x="0in" svg:y="0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71in" svg:height="3.5449in" svg:x="3.0236in" svg:y="0.9098in">
            <draw:object draw:notify-on-update-of-ranges="Sheet1.A1:Sheet1.B1 Sheet1.A2:Sheet1.A10 Sheet1.B2:Sheet1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5T00:00:21.219611664</dc:date>
    <meta:document-statistic meta:table-count="1" meta:cell-count="30" meta:object-count="2"/>
    <meta:generator>LibreOffice/4.2.7.2$Linux_X86_64 LibreOffice_project/420m0$Build-2</meta:generator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legend chart:legend-position="end" svg:x="13.784cm" svg:y="4.203cm" style:legend-expansion="high" chart:style-name="ch2"/>
        <chart:plot-area chart:style-name="ch3" table:cell-range-address="Sheet1.A1:Sheet1.B10" chart:data-source-has-labels="column" svg:x="0.811cm" svg:y="0.21cm" svg:width="13.136cm" svg:height="8.642cm">
          <chartooo:coordinate-region svg:x="1.803cm" svg:y="0.409cm" svg:width="11.812cm" svg:height="7.796cm"/>
          <chart:axis chart:dimension="x" chart:name="primary-x" chart:style-name="ch4" chartooo:axis-type="auto">
            <chart:categories table:cell-range-address="Sheet1.A1:Sheet1.B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" chart:class="chart:scatter">
            <chart:domain table:cell-range-address="Sheet1.B2:Sheet1.B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rpm</text:p>
                <draw:g>
                  <svg:desc>Sheet1.A1:Sheet1.B1</svg:desc>
                </draw:g>
              </table:table-cell>
              <table:table-cell office:value-type="float" office:value="45">
                <text:p>45</text:p>
                <draw:g>
                  <svg:desc>Sheet1.B2:Sheet1.B10</svg:desc>
                </draw:g>
              </table:table-cell>
              <table:table-cell office:value-type="float" office:value="0">
                <text:p>0</text:p>
                <draw:g>
                  <svg:desc>Sheet1.A2:Sheet1.A10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